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08f5" officeooo:paragraph-rsid="001108f5"/>
    </style:style>
    <style:style style:name="P2" style:family="paragraph" style:parent-style-name="Standard">
      <style:text-properties officeooo:rsid="0012b335" officeooo:paragraph-rsid="0012b335"/>
    </style:style>
    <style:style style:name="P3" style:family="paragraph" style:parent-style-name="Standard">
      <style:text-properties officeooo:rsid="00147026" officeooo:paragraph-rsid="00147026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0000"/>
      <style:paragraph-properties fo:text-align="center"/>
    </style:style>
    <style:style style:name="gr1" style:family="graphic">
      <style:graphic-properties draw:stroke="none" svg:stroke-color="#000000" draw:fill="none" draw:fill-color="#ffffff" fo:min-height="0.286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27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20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20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23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chine learning: homework 1</text:p>
      <text:p text:style-name="P1"/>
      <text:p text:style-name="P1">1.</text:p>
      <text:p text:style-name="P1"/>
      <text:p text:style-name="P2"><draw:frame text:anchor-type="paragraph" draw:z-index="0" draw:name="Shape1" draw:style-name="gr1" draw:text-style-name="P4" svg:width="1.065in" svg:height="0.287in" svg:x="2.4665in" svg:y="0.5516in"><draw:text-box><text:p>X1&lt;4.5</text:p></draw:text-box></draw:frame><draw:frame text:anchor-type="paragraph" draw:z-index="1" draw:name="Shape2" draw:style-name="gr2" draw:text-style-name="P4" svg:width="1.148in" svg:height="0.278in" svg:x="3.9598in" svg:y="1.5425in"><draw:text-box><text:p>X1&lt;5.5</text:p></draw:text-box></draw:frame><draw:line text:anchor-type="paragraph" draw:z-index="2" draw:name="Shape3" draw:style-name="gr3" draw:text-style-name="P5" svg:x1="3.1425in" svg:y1="0.7547in" svg:x2="4.1335in" svg:y2="1.4957in"><text:p/></draw:line><draw:line text:anchor-type="paragraph" draw:z-index="3" draw:name="Shape4" draw:style-name="gr3" draw:text-style-name="P5" svg:x1="2.3in" svg:y1="0.8016in" svg:x2="1.2075in" svg:y2="1.5882in"><text:p/></draw:line><draw:frame text:anchor-type="paragraph" draw:z-index="4" draw:name="Shape5" draw:style-name="gr4" draw:text-style-name="P4" svg:width="0.315in" svg:height="0.3843in" svg:x="1.5043in" svg:y="0.9217in"><draw:text-box><text:p>T</text:p><text:p/></draw:text-box></draw:frame><draw:frame text:anchor-type="paragraph" draw:z-index="5" draw:name="Shape6" draw:style-name="gr5" draw:text-style-name="P4" svg:width="0.3248in" svg:height="0.1925in" svg:x="3.698in" svg:y="0.9126in"><draw:text-box><text:p>F</text:p></draw:text-box></draw:frame><draw:line text:anchor-type="paragraph" draw:z-index="6" draw:name="Shape7" draw:style-name="gr3" draw:text-style-name="P5" svg:x1="4.1055in" svg:y1="1.8201in" svg:x2="3.439in" svg:y2="2.7646in"><text:p/></draw:line><draw:line text:anchor-type="paragraph" draw:z-index="7" draw:name="Shape8" draw:style-name="gr3" draw:text-style-name="P5" svg:x1="4.3744in" svg:y1="1.8201in" svg:x2="5.0965in" svg:y2="2.7366in"><text:p/></draw:line><draw:frame text:anchor-type="paragraph" draw:z-index="8" draw:name="Shape9" draw:style-name="gr6" draw:text-style-name="P4" svg:width="0.3059in" svg:height="0.3843in" svg:x="3.439in" svg:y="2.1626in"><draw:text-box><text:p>T</text:p><text:p/></draw:text-box></draw:frame><draw:frame text:anchor-type="paragraph" draw:z-index="9" draw:name="Shape10" draw:style-name="gr7" draw:text-style-name="P4" svg:width="0.278in" svg:height="0.2315in" svg:x="4.7811in" svg:y="2.1256in"><draw:text-box><text:p>F</text:p></draw:text-box></draw:frame>Used python to create the decision tree. Finds the split which results in the best change in gini index <text:s/>between start set and the resulting set (weighted). Tests this by sorting set in each dimension and testing each index, finally choosing the best dimension and index to split at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0" draw:name="Shape11" draw:style-name="gr8" draw:text-style-name="P4" svg:width="2.5378in" svg:height="0.576in" svg:x="0.1055in" svg:y="0.0854in"><draw:text-box><text:p>[1.0, 1.0, 1.0, 1.0, 1.0, 1.0]</text:p><text:p>Gini index: 0</text:p></draw:text-box></draw:frame></text:p>
      <text:p text:style-name="P1"/>
      <text:p text:style-name="P1"/>
      <text:p text:style-name="P1"/>
      <text:p text:style-name="P1"/>
      <text:p text:style-name="P1"><draw:frame text:anchor-type="paragraph" draw:z-index="11" draw:name="Shape12" draw:style-name="gr8" draw:text-style-name="P4" svg:width="1.1669in" svg:height="0.576in" svg:x="2.6146in" svg:y="0.1646in"><draw:text-box><text:p>[0.0]</text:p><text:p>Gini index: 0</text:p></draw:text-box></draw:frame><draw:frame text:anchor-type="paragraph" draw:z-index="12" draw:name="Shape13" draw:style-name="gr2" draw:text-style-name="P4" svg:width="2.0098in" svg:height="0.576in" svg:x="4.3925in" svg:y="0.1736in"><draw:text-box><text:p>[2.0, 2.0, 0.0, 2.0, 2.0, 0.0]</text:p><text:p>Gini index: 0.444</text:p><text:p/></draw:text-box></draw:frame></text:p>
      <text:p text:style-name="P1"/>
      <text:p text:style-name="P1"/>
      <text:p text:style-name="P3">2.</text:p>
      <text:p text:style-name="P3">x_a would be classified as y_a=1 with p(c=1 | x_a,T)=1 </text:p>
      <text:p text:style-name="P3">x_b would be classified as y_b=2 with p(c=2 | x_b,T)=4/6=0.66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6:12:52.181380762</meta:creation-date>
    <dc:date>2017-10-29T17:19:09.654543554</dc:date>
    <meta:editing-duration>PT1H6M1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75" meta:character-count="433" meta:non-whitespace-character-count="361"/>
  </office:meta>
</office:document-meta>
</file>